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middle" draw:auto-grow-height="false" fo:min-height="15.75cm" fo:min-width="9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2cm" fo:min-width="3.43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25cm" fo:min-width="3.438cm"/>
    </style:style>
    <style:style style:name="gr4" style:family="graphic" style:parent-style-name="standard">
      <style:graphic-properties draw:fill="solid" draw:fill-color="#72bf44" draw:textarea-horizontal-align="justify" draw:textarea-vertical-align="middle" draw:auto-grow-height="false" fo:min-height="0.25cm" fo:min-width="3.438cm"/>
    </style:style>
    <style:style style:name="gr5" style:family="graphic" style:parent-style-name="standard">
      <style:graphic-properties draw:fill="solid" draw:fill-color="#72bf44" draw:textarea-horizontal-align="justify" draw:textarea-vertical-align="middle" draw:auto-grow-height="false" fo:min-height="0.2cm" fo:min-width="3.438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25cm" fo:min-width="3.438cm"/>
    </style:style>
    <style:style style:name="gr7" style:family="graphic" style:parent-style-name="standard">
      <style:graphic-properties draw:fill-color="#8ccfb7" draw:textarea-horizontal-align="justify" draw:textarea-vertical-align="top" draw:auto-grow-height="false" fo:min-height="13.55cm" fo:min-width="16.49cm"/>
    </style:style>
    <style:style style:name="gr8" style:family="graphic" style:parent-style-name="standard">
      <style:graphic-properties draw:fill-color="#faa61a" draw:textarea-horizontal-align="justify" draw:textarea-vertical-align="top" draw:auto-grow-height="false" fo:min-height="8.64cm" fo:min-width="15.51cm"/>
    </style:style>
    <style:style style:name="gr9" style:family="graphic" style:parent-style-name="standard">
      <style:graphic-properties draw:fill-color="#faa61a" draw:textarea-horizontal-align="justify" draw:textarea-vertical-align="top" draw:auto-grow-height="false" fo:min-height="2.85cm" fo:min-width="6.99cm"/>
    </style:style>
    <style:style style:name="gr10" style:family="graphic" style:parent-style-name="standard">
      <style:graphic-properties svg:stroke-color="#000000" draw:fill-color="#ffdaa2" draw:textarea-horizontal-align="justify" draw:textarea-vertical-align="middle" draw:auto-grow-height="false" fo:min-height="1.15cm" fo:min-width="13.5cm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draw:fill-color="#ffdaa2" draw:textarea-horizontal-align="justify" draw:textarea-vertical-align="middle" draw:auto-grow-height="false" fo:min-height="1.05cm" fo:min-width="11.5cm"/>
    </style:style>
    <style:style style:name="gr13" style:family="graphic" style:parent-style-name="standard">
      <style:graphic-properties draw:fill-color="#adc5e7" draw:textarea-horizontal-align="justify" draw:textarea-vertical-align="middle" draw:auto-grow-height="false" fo:min-height="1.76cm" fo:min-width="1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1.75cm" fo:min-width="1cm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0.74cm" fo:min-width="3.5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74cm" fo:min-width="3.5cm"/>
    </style:style>
    <style:style style:name="gr17" style:family="graphic" style:parent-style-name="standard">
      <style:graphic-properties draw:fill-color="#ffdaa2" draw:textarea-horizontal-align="justify" draw:textarea-vertical-align="middle" draw:auto-grow-height="false" fo:min-height="0.74cm" fo:min-width="3.5cm"/>
    </style:style>
    <style:style style:name="gr18" style:family="graphic" style:parent-style-name="standard">
      <style:graphic-properties draw:fill-color="#8ccfb7" draw:textarea-horizontal-align="justify" draw:textarea-vertical-align="middle" draw:auto-grow-height="false" fo:min-height="0.74cm" fo:min-width="3.5cm"/>
    </style:style>
    <style:style style:name="gr19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8ccfb7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200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solid" draw:fill-color="#72bf44"/>
      <style:paragraph-properties fo:text-align="center"/>
      <style:text-properties fo:font-size="10pt" style:font-size-asian="12pt" style:font-size-complex="12pt"/>
    </style:style>
    <style:style style:name="P6" style:family="paragraph">
      <loext:graphic-properties draw:fill-color="#72bf44"/>
      <style:paragraph-properties fo:text-align="center"/>
      <style:text-properties fo:font-size="10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-color="#8ccfb7"/>
      <style:paragraph-properties fo:text-align="start"/>
    </style:style>
    <style:style style:name="P9" style:family="paragraph">
      <loext:graphic-properties draw:fill-color="#faa61a"/>
      <style:paragraph-properties fo:text-align="start"/>
    </style:style>
    <style:style style:name="P10" style:family="paragraph">
      <loext:graphic-properties draw:fill-color="#ffdaa2"/>
      <style:paragraph-properties fo:text-align="center"/>
    </style:style>
    <style:style style:name="P11" style:family="paragraph">
      <loext:graphic-properties draw:fill-color="#adc5e7"/>
      <style:paragraph-properties fo:text-align="center"/>
    </style:style>
    <style:style style:name="P12" style:family="paragraph">
      <loext:graphic-properties draw:fill-color="#faa61a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adc5e7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ffdaa2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8ccfb7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</style:style>
    <style:style style:name="T1" style:family="text">
      <style:text-properties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puts/Outputs of Robot SW" draw:style-name="dp1" draw:master-page-name="Domyślnie">
        <draw:custom-shape draw:style-name="gr1" draw:text-style-name="P2" draw:layer="layout" svg:width="9.8cm" svg:height="16cm" svg:x="5.8cm" svg:y="4.4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0.9cm" svg:x="3.5cm" svg:y="4.8cm">
          <text:p text:style-name="P3"><text:span text:style-name="T1">Camera Bott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5cm" svg:height="0.9cm" svg:x="3.5cm" svg:y="5.8cm">
          <text:p text:style-name="P3"><text:span text:style-name="T1">Camera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5cm" svg:height="0.9cm" svg:x="3.5cm" svg:y="6.8cm">
          <text:p text:style-name="P3"><text:span text:style-name="T1">Di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5cm" svg:height="0.9cm" svg:x="3.5cm" svg:y="7.8cm">
          <text:p text:style-name="P3"><text:span text:style-name="T1">LIM BU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cm" svg:y="11cm">
          <text:p text:style-name="P3"><text:span text:style-name="T1">RFM6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.5cm" svg:height="1cm" svg:x="3.5cm" svg:y="17.8cm">
          <text:p text:style-name="P3"><text:span text:style-name="T1">Task Assignme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5cm" svg:height="0.9cm" svg:x="3.5cm" svg:y="18.9cm">
          <text:p text:style-name="P3"><text:span text:style-name="T1">Trajecto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5cm" svg:height="0.9cm" svg:x="3.501cm" svg:y="8.901cm">
          <text:p text:style-name="P3"><text:span text:style-name="T1">LIM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4.5cm" svg:height="0.9cm" svg:x="3.502cm" svg:y="10.002cm">
          <text:p text:style-name="P3"><text:span text:style-name="T1">LIM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01cm" svg:y="15.501cm">
          <text:p text:style-name="P3"><text:span text:style-name="T1">Encode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01cm" svg:y="14.401cm">
          <text:p text:style-name="P3"><text:span text:style-name="T1">Encode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01cm" svg:y="13.201cm">
          <text:p text:style-name="P3"><text:span text:style-name="T1">Encode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01cm" svg:y="12.101cm">
          <text:p text:style-name="P3"><text:span text:style-name="T1">Encode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3.502cm" svg:y="16.602cm">
          <text:p text:style-name="P3"><text:span text:style-name="T1">V-Mon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13.302cm" svg:y="6.902cm">
          <text:p text:style-name="P3"><text:span text:style-name="T1">Moto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13.303cm" svg:y="8.003cm">
          <text:p text:style-name="P3"><text:span text:style-name="T1">Moto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13.304cm" svg:y="9.204cm">
          <text:p text:style-name="P3"><text:span text:style-name="T1">Moto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.5cm" svg:height="1cm" svg:x="13.305cm" svg:y="10.405cm">
          <text:p text:style-name="P3"><text:span text:style-name="T1">Moto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06cm" svg:y="11.606cm">
          <text:p text:style-name="P3"><text:span text:style-name="T1">Posi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07cm" svg:y="12.807cm">
          <text:p text:style-name="P3"><text:span text:style-name="T1">Tas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08cm" svg:y="14.008cm">
          <text:p text:style-name="P3"><text:span text:style-name="T1">Maintenance Re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09cm" svg:y="15.209cm">
          <text:p text:style-name="P3"><text:span text:style-name="T1">System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1cm" svg:y="16.41cm">
          <text:p text:style-name="P3"><text:span text:style-name="T1">System Statu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5cm" svg:height="1cm" svg:x="13.311cm" svg:y="17.611cm">
          <text:p text:style-name="P3"><text:span text:style-name="T1">Emergency St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omyślnie">
        <draw:custom-shape draw:style-name="gr7" draw:text-style-name="P8" draw:layer="layout" svg:width="16.99cm" svg:height="13.8cm" svg:x="1.6cm" svg:y="3.3cm">
          <text:p text:style-name="P7">Robot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6.01cm" svg:height="8.89cm" svg:x="2.1cm" svg:y="4.1cm">
          <text:p text:style-name="P7">PC/ITX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9cm" svg:height="3.1cm" svg:x="2.1cm" svg:y="13.5cm">
          <text:p text:style-name="P7">uC/CT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9cm" svg:height="3.1cm" svg:x="10.605cm" svg:y="13.5cm">
          <text:p text:style-name="P7">uC/WDOG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4cm" svg:height="1.4cm" svg:x="3.1cm" svg:y="11.1cm">
          <text:p text:style-name="P1">uC Communication 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4cm" svg:height="2cm" svg:x="4.7cm" svg:y="6.4cm">
          <text:p text:style-name="P1">Video/QR</text:p>
          <text:p text:style-name="P1">acquisition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2cm" svg:height="1.3cm" svg:x="4.1cm" svg:y="4.8cm">
          <text:p text:style-name="P1">Cloud Communica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4cm" svg:height="2cm" svg:x="4.7cm" svg:y="8.7cm">
          <text:p text:style-name="P1">Lift Control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4cm" svg:height="2cm" svg:x="12.1cm" svg:y="8.7cm">
          <text:p text:style-name="P1">Driving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4cm" svg:height="2cm" svg:x="8.4cm" svg:y="6.4cm">
          <text:p text:style-name="P1"><text:span text:style-name="T2">Equipment</text:span>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4cm" svg:height="2cm" svg:x="2.3cm" svg:y="14.3cm">
          <text:p text:style-name="P1">Speed Control<text:line-break/>(L,R, Rot,Lift)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controls" svg:width="1.5cm" svg:height="2.01cm" svg:x="6cm" svg:y="14.3cm">
          <text:p text:style-name="P1">Lim </text:p>
          <text:p text:style-name="P1">Lift 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controls" svg:width="1.5cm" svg:height="2.01cm" svg:x="7.8cm" svg:y="14.3cm">
          <text:p text:style-name="P1">Lim </text:p>
          <text:p text:style-name="P1">Front 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controls" svg:width="3.4cm" svg:height="2cm" svg:x="8.4cm" svg:y="8.7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controls" svg:width="3.4cm" svg:height="2cm" svg:x="12.1cm" svg:y="6.4cm">
          <text:p text:style-name="P1">Operational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controls" svg:width="1.5cm" svg:height="2cm" svg:x="10.9cm" svg:y="14.3cm">
          <text:p text:style-name="P1">RFM6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controls" svg:width="1.5cm" svg:height="2cm" svg:x="12.7cm" svg:y="14.3cm">
          <text:p text:style-name="P1">DIST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controls" svg:width="1.5cm" svg:height="2cm" svg:x="14.5cm" svg:y="14.3cm">
          <text:p text:style-name="P1">V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controls" svg:width="1.5cm" svg:height="2cm" svg:x="16.3cm" svg:y="14.3cm">
          <text:p text:style-name="P1">Lim</text:p>
          <text:p text:style-name="P1">Bum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controls" svg:width="4cm" svg:height="0.99cm" svg:x="5.9cm" svg:y="18.2cm">
          <text:p text:style-name="P1"><text:span text:style-name="T3">Jednostka obliczeniowa</text:span></text:p>
          <text:p text:style-name="P1"><text:span text:style-name="T3">(komputer sterujący)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controls" svg:width="4cm" svg:height="0.99cm" svg:x="10.2cm" svg:y="18.2cm">
          <text:p text:style-name="P1"><text:span text:style-name="T3">Blok funkcjonalny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controls" svg:width="4cm" svg:height="0.99cm" svg:x="14.6cm" svg:y="18.2cm">
          <text:p text:style-name="P1"><text:span text:style-name="T3">Block komunikacyjny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controls" svg:width="4cm" svg:height="0.99cm" svg:x="1.6cm" svg:y="18.2cm">
          <text:p text:style-name="P1"><text:span text:style-name="T3">Robot mobilny</text:span></text:p>
          <draw:enhanced-geometry svg:viewBox="0 0 21600 21600" draw:type="rectangle" draw:enhanced-path="M 0 0 L 21600 0 21600 21600 0 21600 0 0 Z N"/>
        </draw:custom-shape>
        <draw:frame draw:style-name="gr19" draw:text-style-name="P16" draw:layer="controls" svg:width="10cm" svg:height="0.725cm" svg:x="1.5cm" svg:y="17.5cm">
          <draw:text-box>
            <text:p>Objaśnienie konwencji kolorystyczne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08:05:03.477000000</meta:creation-date>
    <dc:date>2018-02-11T13:14:36.761000000</dc:date>
    <meta:editing-duration>PT47M17S</meta:editing-duration>
    <meta:editing-cycles>8</meta:editing-cycles>
    <meta:generator>LibreOffice/6.0.1.1$Windows_X86_64 LibreOffice_project/60bfb1526849283ce2491346ed2aa51c465abfe6</meta:generator>
    <meta:document-statistic meta:object-count="49"/>
  </office:meta>
</office:document-meta>
</file>